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2000002F7C99D9295741460B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1cm" svg:height="27.45cm" svg:x="5.25cm" svg:y="1.25cm">
          <draw:image xlink:href="Pictures/1000000000000112000002F7C99D9295741460B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23:38:41.971747152</meta:creation-date>
    <dc:date>2024-12-11T23:41:12.694242485</dc:date>
    <meta:editing-duration>PT2M31S</meta:editing-duration>
    <meta:editing-cycles>1</meta:editing-cycles>
    <meta:document-statistic meta:object-count="1"/>
    <meta:generator>LibreOffice/7.3.7.2$Linux_X86_64 LibreOffice_project/30$Build-2</meta:generator>
  </office:meta>
</office:document-meta>
</file>